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color="#ff0000" officeooo:rsid="001b138b" officeooo:paragraph-rsid="001b138b"/>
    </style:style>
    <style:style style:name="P2" style:family="paragraph" style:parent-style-name="Standard">
      <style:text-properties fo:color="#000000" officeooo:rsid="001ef498" officeooo:paragraph-rsid="001ef498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Mono" fo:font-size="24pt" style:font-size-asian="24pt" style:font-size-complex="24pt"/>
    </style:style>
    <style:style style:name="T1" style:family="text">
      <style:text-properties fo:color="#ff0000" style:font-name="Liberation Mono" fo:font-size="24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66" draw:textarea-horizontal-align="center" draw:textarea-vertical-align="middle" style:run-through="foreground"/>
    </style:style>
    <style:style style:name="gr7" style:family="graphic">
      <style:graphic-properties svg:stroke-width="0.101cm" svg:stroke-color="#ff8d00" draw:marker-start-width="0.653cm" draw:marker-end-width="0.653cm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svg:stroke-width="0.101cm" svg:stroke-color="#ffffff" draw:marker-start-width="0.653cm" draw:marker-end-width="0.653cm" draw:textarea-horizontal-align="center" draw:textarea-vertical-align="middle" fo:padding-top="0.049cm" fo:padding-bottom="0.049cm" fo:padding-left="0.049cm" fo:padding-right="0.049cm" style:run-through="foreground"/>
    </style:style>
    <style:style style:name="gr9" style:family="graphic">
      <style:graphic-properties svg:stroke-width="0.101cm" svg:stroke-color="#996600" draw:marker-start-width="0.653cm" draw:marker-end-width="0.653cm" draw:textarea-horizontal-align="center" draw:textarea-vertical-align="middle" fo:padding-top="0.049cm" fo:padding-bottom="0.049cm" fo:padding-left="0.049cm" fo:padding-right="0.049cm" style:run-through="foreground"/>
    </style:style>
    <style:style style:name="gr10" style:family="graphic">
      <style:graphic-properties draw:fill="none" draw:fill-color="#ffff66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fo:min-height="0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/>
    </style:style>
    <style:style style:name="gr13" style:family="graphic">
      <style:graphic-properties draw:stroke="none" svg:stroke-color="#000000" draw:fill="none" draw:fill-color="#ffffff" fo:min-height="0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7e0021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104" draw:style-name="gr5"><draw:rect draw:style-name="gr6" draw:text-style-name="P3" svg:width="0.424cm" svg:height="1.086cm" svg:x="7.22cm" svg:y="1.224cm"><text:p/></draw:rect><draw:line draw:style-name="gr7" draw:text-style-name="P3" svg:x1="7.22cm" svg:y1="1.397cm" svg:x2="7.643cm" svg:y2="1.397cm"><text:p/></draw:line><draw:line draw:style-name="gr8" draw:text-style-name="P3" svg:x1="7.22cm" svg:y1="1.61cm" svg:x2="7.643cm" svg:y2="1.61cm"><text:p/></draw:line><draw:line draw:style-name="gr9" draw:text-style-name="P3" svg:x1="7.22cm" svg:y1="1.822cm" svg:x2="7.643cm" svg:y2="1.822cm"><text:p/></draw:line><draw:rect draw:style-name="gr10" draw:text-style-name="P3" svg:width="0.424cm" svg:height="1.086cm" svg:x="7.22cm" svg:y="1.224cm"><text:p/></draw:rect></draw:g><draw:g text:anchor-type="paragraph" draw:z-index="77" draw:style-name="gr5"><draw:rect draw:style-name="gr6" draw:text-style-name="P3" svg:width="0.424cm" svg:height="1.086cm" svg:x="10.276cm" svg:y="9.636cm"><text:p/></draw:rect><draw:line draw:style-name="gr7" draw:text-style-name="P3" svg:x1="10.276cm" svg:y1="9.809cm" svg:x2="10.699cm" svg:y2="9.809cm"><text:p/></draw:line><draw:line draw:style-name="gr8" draw:text-style-name="P3" svg:x1="10.276cm" svg:y1="10.022cm" svg:x2="10.699cm" svg:y2="10.022cm"><text:p/></draw:line><draw:line draw:style-name="gr9" draw:text-style-name="P3" svg:x1="10.276cm" svg:y1="10.234cm" svg:x2="10.699cm" svg:y2="10.234cm"><text:p/></draw:line><draw:rect draw:style-name="gr10" draw:text-style-name="P3" svg:width="0.424cm" svg:height="1.086cm" svg:x="10.276cm" svg:y="9.636cm"><text:p/></draw:rect></draw:g><draw:g text:anchor-type="paragraph" draw:z-index="74" draw:style-name="gr5"><draw:rect draw:style-name="gr6" draw:text-style-name="P3" svg:width="0.424cm" svg:height="1.086cm" svg:x="8.142cm" svg:y="1.291cm"><text:p/></draw:rect><draw:line draw:style-name="gr7" draw:text-style-name="P3" svg:x1="8.142cm" svg:y1="1.464cm" svg:x2="8.565cm" svg:y2="1.464cm"><text:p/></draw:line><draw:line draw:style-name="gr8" draw:text-style-name="P3" svg:x1="8.142cm" svg:y1="1.677cm" svg:x2="8.565cm" svg:y2="1.677cm"><text:p/></draw:line><draw:line draw:style-name="gr9" draw:text-style-name="P3" svg:x1="8.142cm" svg:y1="1.889cm" svg:x2="8.565cm" svg:y2="1.889cm"><text:p/></draw:line><draw:rect draw:style-name="gr10" draw:text-style-name="P3" svg:width="0.424cm" svg:height="1.086cm" svg:x="8.142cm" svg:y="1.291cm"><text:p/></draw:rect></draw:g><draw:g text:anchor-type="paragraph" draw:z-index="72" draw:style-name="gr5"><draw:rect draw:style-name="gr6" draw:text-style-name="P3" svg:width="0.424cm" svg:height="1.086cm" svg:x="10.243cm" svg:y="2.572cm"><text:p/></draw:rect><draw:line draw:style-name="gr7" draw:text-style-name="P3" svg:x1="10.243cm" svg:y1="2.745cm" svg:x2="10.666cm" svg:y2="2.745cm"><text:p/></draw:line><draw:line draw:style-name="gr8" draw:text-style-name="P3" svg:x1="10.243cm" svg:y1="2.958cm" svg:x2="10.666cm" svg:y2="2.958cm"><text:p/></draw:line><draw:line draw:style-name="gr9" draw:text-style-name="P3" svg:x1="10.243cm" svg:y1="3.17cm" svg:x2="10.666cm" svg:y2="3.17cm"><text:p/></draw:line><draw:rect draw:style-name="gr10" draw:text-style-name="P3" svg:width="0.424cm" svg:height="1.086cm" svg:x="10.243cm" svg:y="2.572cm"><text:p/></draw:rect></draw:g><draw:g text:anchor-type="paragraph" draw:z-index="67" draw:style-name="gr5"><draw:rect draw:style-name="gr6" draw:text-style-name="P3" svg:width="0.424cm" svg:height="1.086cm" svg:x="9.296cm" svg:y="2.588cm"><text:p/></draw:rect><draw:line draw:style-name="gr7" draw:text-style-name="P3" svg:x1="9.296cm" svg:y1="2.762cm" svg:x2="9.719cm" svg:y2="2.762cm"><text:p/></draw:line><draw:line draw:style-name="gr8" draw:text-style-name="P3" svg:x1="9.296cm" svg:y1="2.974cm" svg:x2="9.719cm" svg:y2="2.974cm"><text:p/></draw:line><draw:line draw:style-name="gr9" draw:text-style-name="P3" svg:x1="9.296cm" svg:y1="3.186cm" svg:x2="9.719cm" svg:y2="3.186cm"><text:p/></draw:line><draw:rect draw:style-name="gr10" draw:text-style-name="P3" svg:width="0.424cm" svg:height="1.086cm" svg:x="9.296cm" svg:y="2.588cm"><text:p/></draw:rect></draw:g><draw:g text:anchor-type="paragraph" draw:z-index="66" draw:style-name="gr5"><draw:rect draw:style-name="gr6" draw:text-style-name="P3" svg:width="0.424cm" svg:height="1.086cm" svg:x="9.726cm" svg:y="1.291cm"><text:p/></draw:rect><draw:line draw:style-name="gr7" draw:text-style-name="P3" svg:x1="9.726cm" svg:y1="1.464cm" svg:x2="10.149cm" svg:y2="1.464cm"><text:p/></draw:line><draw:line draw:style-name="gr8" draw:text-style-name="P3" svg:x1="9.726cm" svg:y1="1.677cm" svg:x2="10.149cm" svg:y2="1.677cm"><text:p/></draw:line><draw:line draw:style-name="gr9" draw:text-style-name="P3" svg:x1="9.726cm" svg:y1="1.889cm" svg:x2="10.149cm" svg:y2="1.889cm"><text:p/></draw:line><draw:rect draw:style-name="gr10" draw:text-style-name="P3" svg:width="0.424cm" svg:height="1.086cm" svg:x="9.726cm" svg:y="1.291cm"><text:p/></draw:rect></draw:g><draw:g text:anchor-type="paragraph" draw:z-index="61" draw:style-name="gr5"><draw:rect draw:style-name="gr6" draw:text-style-name="P3" svg:width="0.424cm" svg:height="1.086cm" svg:x="8.511cm" svg:y="2.588cm"><text:p/></draw:rect><draw:line draw:style-name="gr7" draw:text-style-name="P3" svg:x1="8.511cm" svg:y1="2.762cm" svg:x2="8.934cm" svg:y2="2.762cm"><text:p/></draw:line><draw:line draw:style-name="gr8" draw:text-style-name="P3" svg:x1="8.511cm" svg:y1="2.974cm" svg:x2="8.934cm" svg:y2="2.974cm"><text:p/></draw:line><draw:line draw:style-name="gr9" draw:text-style-name="P3" svg:x1="8.511cm" svg:y1="3.186cm" svg:x2="8.934cm" svg:y2="3.186cm"><text:p/></draw:line><draw:rect draw:style-name="gr10" draw:text-style-name="P3" svg:width="0.424cm" svg:height="1.086cm" svg:x="8.511cm" svg:y="2.588cm"><text:p/></draw:rect></draw:g><draw:g text:anchor-type="paragraph" draw:z-index="60" draw:style-name="gr5"><draw:rect draw:style-name="gr6" draw:text-style-name="P3" svg:width="0.424cm" svg:height="1.086cm" svg:x="8.941cm" svg:y="1.291cm"><text:p/></draw:rect><draw:line draw:style-name="gr7" draw:text-style-name="P3" svg:x1="8.941cm" svg:y1="1.464cm" svg:x2="9.364cm" svg:y2="1.464cm"><text:p/></draw:line><draw:line draw:style-name="gr8" draw:text-style-name="P3" svg:x1="8.941cm" svg:y1="1.677cm" svg:x2="9.364cm" svg:y2="1.677cm"><text:p/></draw:line><draw:line draw:style-name="gr9" draw:text-style-name="P3" svg:x1="8.941cm" svg:y1="1.889cm" svg:x2="9.364cm" svg:y2="1.889cm"><text:p/></draw:line><draw:rect draw:style-name="gr10" draw:text-style-name="P3" svg:width="0.424cm" svg:height="1.086cm" svg:x="8.941cm" svg:y="1.291cm"><text:p/></draw:rect></draw:g><draw:frame text:anchor-type="paragraph" draw:z-index="126" draw:style-name="gr15" svg:width="1.461cm" svg:height="0.694cm" svg:x="3.937cm" svg:y="10.358cm"><draw:text-box><text:p>Reset</text:p></draw:text-box></draw:frame><draw:frame text:anchor-type="paragraph" draw:z-index="125" draw:style-name="gr14" svg:width="1.216cm" svg:height="0.489cm" svg:x="4.283cm" svg:y="11.661cm"><draw:text-box><text:p>Mode</text:p></draw:text-box></draw:frame><draw:frame text:anchor-type="paragraph" draw:z-index="124" draw:style-name="gr11" svg:width="0.32cm" svg:height="0.976cm" svg:x="4.93cm" svg:y="8.488cm"><draw:text-box draw:corner-radius="0.319cm"><text:p>RX</text:p></draw:text-box></draw:frame><draw:frame text:anchor-type="paragraph" draw:z-index="123" draw:style-name="gr11" svg:width="0.32cm" svg:height="0.976cm" svg:x="5.339cm" svg:y="8.488cm"><draw:text-box draw:corner-radius="0.319cm"><text:p>TX</text:p></draw:text-box></draw:frame><draw:frame text:anchor-type="paragraph" draw:z-index="122" draw:style-name="gr13" svg:width="1.057cm" svg:height="0.869cm" svg:x="5.368cm" svg:y="12.471cm"><draw:text-box><text:p>Vss</text:p></draw:text-box></draw:frame><draw:frame text:anchor-type="paragraph" draw:z-index="121" draw:style-name="gr13" svg:width="1.057cm" svg:height="0.976cm" svg:x="5.93cm" svg:y="9.306cm"><draw:text-box><text:p>Vdd (3V)</text:p></draw:text-box></draw:frame><draw:frame text:anchor-type="paragraph" draw:z-index="107" draw:style-name="gr11" svg:width="1.059cm" svg:height="0.844cm" svg:x="6.888cm" svg:y="0.381cm"><draw:text-box><text:p>Vdd</text:p></draw:text-box></draw:frame><draw:line text:anchor-type="paragraph" draw:z-index="106" draw:style-name="gr1" draw:text-style-name="P3" svg:x1="7.438cm" svg:y1="1.224cm" svg:x2="7.438cm" svg:y2="0.79cm"><text:p/></draw:line><draw:line text:anchor-type="paragraph" draw:z-index="105" draw:style-name="gr1" draw:text-style-name="P3" svg:x1="7.461cm" svg:y1="3.941cm" svg:x2="7.461cm" svg:y2="2.309cm"><text:p/></draw:line><draw:ellipse text:anchor-type="paragraph" draw:z-index="103" draw:style-name="gr1" draw:text-style-name="P3" svg:width="0.147cm" svg:height="0.124cm" svg:x="8.678cm" svg:y="3.872cm"><text:p/></draw:ellipse><draw:line text:anchor-type="paragraph" draw:z-index="102" draw:style-name="gr1" draw:text-style-name="P3" svg:x1="8.733cm" svg:y1="3.941cm" svg:x2="7.452cm" svg:y2="3.941cm"><text:p/></draw:line><draw:frame text:anchor-type="paragraph" draw:z-index="101" draw:style-name="gr11" svg:width="0.32cm" svg:height="0.844cm" svg:x="10.289cm" svg:y="0.422cm"><draw:text-box><text:p>d</text:p></draw:text-box></draw:frame><draw:frame text:anchor-type="paragraph" draw:z-index="100" draw:style-name="gr11" svg:width="0.32cm" svg:height="0.844cm" svg:x="9.83cm" svg:y="0.448cm"><draw:text-box><text:p>e</text:p></draw:text-box></draw:frame><draw:frame text:anchor-type="paragraph" draw:z-index="99" draw:style-name="gr11" svg:width="0.32cm" svg:height="0.844cm" svg:x="9.407cm" svg:y="0.448cm"><draw:text-box><text:p>f</text:p></draw:text-box></draw:frame><draw:frame text:anchor-type="paragraph" draw:z-index="98" draw:style-name="gr11" svg:width="0.32cm" svg:height="0.844cm" svg:x="9.045cm" svg:y="0.335cm"><draw:text-box><text:p>g</text:p></draw:text-box></draw:frame><draw:frame text:anchor-type="paragraph" draw:z-index="97" draw:style-name="gr11" svg:width="0.32cm" svg:height="0.844cm" svg:x="10.49cm" svg:y="11.587cm"><draw:text-box><text:p>c</text:p></draw:text-box></draw:frame><draw:frame text:anchor-type="paragraph" draw:z-index="96" draw:style-name="gr11" svg:width="0.32cm" svg:height="0.844cm" svg:x="8.246cm" svg:y="0.448cm"><draw:text-box><text:p>b</text:p></draw:text-box></draw:frame><draw:frame text:anchor-type="paragraph" draw:z-index="95" draw:style-name="gr11" svg:width="0.32cm" svg:height="0.844cm" svg:x="8.622cm" svg:y="0.448cm"><draw:text-box><text:p>a</text:p></draw:text-box></draw:frame><draw:frame text:anchor-type="paragraph" draw:z-index="94" draw:style-name="gr11" svg:width="0.32cm" svg:height="0.976cm" svg:x="8.648cm" svg:y="8.488cm"><draw:text-box draw:corner-radius="0.319cm"><text:p>D1</text:p></draw:text-box></draw:frame><draw:frame text:anchor-type="paragraph" draw:z-index="93" draw:style-name="gr11" svg:width="0.32cm" svg:height="0.976cm" svg:x="9.066cm" svg:y="8.488cm"><draw:text-box draw:corner-radius="0.319cm"><text:p>D2</text:p></draw:text-box></draw:frame><draw:frame text:anchor-type="paragraph" draw:z-index="92" draw:style-name="gr11" svg:width="0.32cm" svg:height="0.976cm" svg:x="9.474cm" svg:y="8.488cm"><draw:text-box draw:corner-radius="0.319cm"><text:p>D3</text:p></draw:text-box></draw:frame><draw:frame text:anchor-type="paragraph" draw:z-index="91" draw:style-name="gr11" svg:width="0.32cm" svg:height="0.976cm" svg:x="9.828cm" svg:y="8.488cm"><draw:text-box draw:corner-radius="0.319cm"><text:p>D4</text:p></draw:text-box></draw:frame><draw:frame text:anchor-type="paragraph" draw:z-index="90" draw:style-name="gr11" svg:width="0.32cm" svg:height="0.844cm" svg:x="19.443cm" svg:y="3.291cm"><draw:text-box><text:p>b</text:p></draw:text-box></draw:frame><draw:frame text:anchor-type="paragraph" draw:z-index="89" draw:style-name="gr11" svg:width="0.32cm" svg:height="0.976cm" svg:x="19.036cm" svg:y="3.291cm"><draw:text-box><text:p>D3</text:p></draw:text-box></draw:frame><draw:frame text:anchor-type="paragraph" draw:z-index="88" draw:style-name="gr11" svg:width="0.32cm" svg:height="0.976cm" svg:x="18.609cm" svg:y="3.291cm"><draw:text-box><text:p>D2</text:p></draw:text-box></draw:frame><draw:frame text:anchor-type="paragraph" draw:z-index="87" draw:style-name="gr11" svg:width="0.32cm" svg:height="0.844cm" svg:x="18.202cm" svg:y="3.291cm"><draw:text-box><text:p>f</text:p></draw:text-box></draw:frame><draw:frame text:anchor-type="paragraph" draw:z-index="86" draw:style-name="gr11" svg:width="0.32cm" svg:height="0.844cm" svg:x="17.784cm" svg:y="3.291cm"><draw:text-box><text:p>a</text:p></draw:text-box></draw:frame><draw:frame text:anchor-type="paragraph" draw:z-index="85" draw:style-name="gr11" svg:width="0.32cm" svg:height="0.976cm" svg:x="17.286cm" svg:y="3.291cm"><draw:text-box><text:p>D1</text:p></draw:text-box></draw:frame><draw:frame text:anchor-type="paragraph" draw:z-index="84" draw:style-name="gr11" svg:width="0.32cm" svg:height="0.976cm" svg:x="19.489cm" svg:y="7.943cm"><draw:text-box><text:p>D4</text:p></draw:text-box></draw:frame><draw:frame text:anchor-type="paragraph" draw:z-index="83" draw:style-name="gr11" svg:width="0.32cm" svg:height="0.844cm" svg:x="19.082cm" svg:y="7.943cm"><draw:text-box><text:p>g</text:p></draw:text-box></draw:frame><draw:frame text:anchor-type="paragraph" draw:z-index="82" draw:style-name="gr11" svg:width="0.32cm" svg:height="0.844cm" svg:x="18.655cm" svg:y="7.943cm"><draw:text-box><text:p>c</text:p></draw:text-box></draw:frame><draw:frame text:anchor-type="paragraph" draw:z-index="81" draw:style-name="gr11" svg:width="0.32cm" svg:height="0.976cm" svg:x="18.247cm" svg:y="7.943cm"><draw:text-box><text:p>DP</text:p></draw:text-box></draw:frame><draw:frame text:anchor-type="paragraph" draw:z-index="80" draw:style-name="gr11" svg:width="0.32cm" svg:height="0.844cm" svg:x="17.829cm" svg:y="7.943cm"><draw:text-box><text:p>d</text:p></draw:text-box></draw:frame><draw:frame text:anchor-type="paragraph" draw:z-index="79" draw:style-name="gr11" svg:width="0.32cm" svg:height="0.844cm" svg:x="17.332cm" svg:y="7.943cm"><draw:text-box><text:p>e</text:p></draw:text-box></draw:frame><draw:line text:anchor-type="paragraph" draw:z-index="0" draw:style-name="gr1" draw:text-style-name="P3" svg:x1="10.467cm" svg:y1="9.699cm" svg:x2="10.467cm" svg:y2="8.477cm"><text:p/></draw:line><draw:line text:anchor-type="paragraph" draw:z-index="78" draw:style-name="gr1" draw:text-style-name="P3" svg:x1="10.49cm" svg:y1="11.635cm" svg:x2="10.49cm" svg:y2="10.781cm"><text:p/></draw:line><draw:line text:anchor-type="paragraph" draw:z-index="76" draw:style-name="gr1" draw:text-style-name="P3" svg:x1="8.361cm" svg:y1="1.291cm" svg:x2="8.361cm" svg:y2="0.857cm"><text:p/></draw:line><draw:line text:anchor-type="paragraph" draw:z-index="75" draw:style-name="gr1" draw:text-style-name="P3" svg:x1="8.384cm" svg:y1="4.404cm" svg:x2="8.384cm" svg:y2="2.376cm"><text:p/></draw:line><draw:line text:anchor-type="paragraph" draw:z-index="73" draw:style-name="gr1" draw:text-style-name="P3" svg:x1="10.451cm" svg:y1="2.572cm" svg:x2="10.451cm" svg:y2="0.891cm"><text:p/></draw:line><draw:line text:anchor-type="paragraph" draw:z-index="71" draw:style-name="gr1" draw:text-style-name="P3" svg:x1="10.465cm" svg:y1="4.389cm" svg:x2="10.465cm" svg:y2="3.683cm"><text:p/></draw:line><draw:line text:anchor-type="paragraph" draw:z-index="70" draw:style-name="gr1" draw:text-style-name="P3" svg:x1="9.945cm" svg:y1="1.291cm" svg:x2="9.945cm" svg:y2="0.857cm"><text:p/></draw:line><draw:line text:anchor-type="paragraph" draw:z-index="69" draw:style-name="gr1" draw:text-style-name="P3" svg:x1="9.504cm" svg:y1="2.588cm" svg:x2="9.504cm" svg:y2="0.907cm"><text:p/></draw:line><draw:line text:anchor-type="paragraph" draw:z-index="68" draw:style-name="gr1" draw:text-style-name="P3" svg:x1="9.968cm" svg:y1="4.404cm" svg:x2="9.968cm" svg:y2="2.376cm"><text:p/></draw:line><draw:line text:anchor-type="paragraph" draw:z-index="65" draw:style-name="gr1" draw:text-style-name="P3" svg:x1="9.518cm" svg:y1="4.405cm" svg:x2="9.518cm" svg:y2="3.699cm"><text:p/></draw:line><draw:line text:anchor-type="paragraph" draw:z-index="64" draw:style-name="gr1" draw:text-style-name="P3" svg:x1="9.16cm" svg:y1="1.291cm" svg:x2="9.16cm" svg:y2="0.857cm"><text:p/></draw:line><draw:line text:anchor-type="paragraph" draw:z-index="63" draw:style-name="gr1" draw:text-style-name="P3" svg:x1="8.719cm" svg:y1="2.588cm" svg:x2="8.719cm" svg:y2="0.907cm"><text:p/></draw:line><draw:line text:anchor-type="paragraph" draw:z-index="62" draw:style-name="gr1" draw:text-style-name="P3" svg:x1="9.183cm" svg:y1="4.404cm" svg:x2="9.183cm" svg:y2="2.376cm"><text:p/></draw:line><draw:line text:anchor-type="paragraph" draw:z-index="59" draw:style-name="gr1" draw:text-style-name="P3" svg:x1="8.733cm" svg:y1="4.405cm" svg:x2="8.733cm" svg:y2="3.699cm"><text:p/></draw:line><draw:rect text:anchor-type="paragraph" draw:z-index="54" draw:style-name="gr3" draw:text-style-name="P3" svg:width="0.232cm" svg:height="0.556cm" svg:x="18.946cm" svg:y="4.267cm"><text:p/></draw:rect><draw:rect text:anchor-type="paragraph" draw:z-index="53" draw:style-name="gr3" draw:text-style-name="P3" svg:width="0.23cm" svg:height="0.556cm" svg:x="19.355cm" svg:y="4.267cm"><text:p/></draw:rect><draw:rect text:anchor-type="paragraph" draw:z-index="52" draw:style-name="gr3" draw:text-style-name="P3" svg:width="0.23cm" svg:height="0.556cm" svg:x="19.355cm" svg:y="4.267cm"><text:p/></draw:rect><draw:rect text:anchor-type="paragraph" draw:z-index="51" draw:style-name="gr3" draw:text-style-name="P3" svg:width="0.232cm" svg:height="0.556cm" svg:x="18.112cm" svg:y="4.267cm"><text:p/></draw:rect><draw:rect text:anchor-type="paragraph" draw:z-index="50" draw:style-name="gr3" draw:text-style-name="P3" svg:width="0.23cm" svg:height="0.556cm" svg:x="18.521cm" svg:y="4.267cm"><text:p/></draw:rect><draw:rect text:anchor-type="paragraph" draw:z-index="49" draw:style-name="gr3" draw:text-style-name="P3" svg:width="0.232cm" svg:height="0.556cm" svg:x="17.286cm" svg:y="4.267cm"><text:p/></draw:rect><draw:rect text:anchor-type="paragraph" draw:z-index="48" draw:style-name="gr3" draw:text-style-name="P3" svg:width="0.23cm" svg:height="0.556cm" svg:x="17.695cm" svg:y="4.267cm"><text:p/></draw:rect><draw:rect text:anchor-type="paragraph" draw:z-index="47" draw:style-name="gr3" draw:text-style-name="P3" svg:width="0.23cm" svg:height="0.556cm" svg:x="17.695cm" svg:y="4.267cm"><text:p/></draw:rect><draw:rect text:anchor-type="paragraph" draw:z-index="46" draw:style-name="gr3" draw:text-style-name="P3" svg:width="0.23cm" svg:height="0.556cm" svg:x="19.082cm" svg:y="7.387cm"><text:p/></draw:rect><draw:rect text:anchor-type="paragraph" draw:z-index="45" draw:style-name="gr3" draw:text-style-name="P3" svg:width="0.232cm" svg:height="0.556cm" svg:x="19.489cm" svg:y="7.387cm"><text:p/></draw:rect><draw:rect text:anchor-type="paragraph" draw:z-index="44" draw:style-name="gr3" draw:text-style-name="P3" svg:width="0.232cm" svg:height="0.556cm" svg:x="19.489cm" svg:y="7.387cm"><text:p/></draw:rect><draw:rect text:anchor-type="paragraph" draw:z-index="43" draw:style-name="gr3" draw:text-style-name="P3" svg:width="0.23cm" svg:height="0.556cm" svg:x="18.247cm" svg:y="7.387cm"><text:p/></draw:rect><draw:rect text:anchor-type="paragraph" draw:z-index="42" draw:style-name="gr3" draw:text-style-name="P3" svg:width="0.232cm" svg:height="0.556cm" svg:x="18.655cm" svg:y="7.387cm"><text:p/></draw:rect><draw:rect text:anchor-type="paragraph" draw:z-index="41" draw:style-name="gr3" draw:text-style-name="P3" svg:width="0.23cm" svg:height="0.556cm" svg:x="17.422cm" svg:y="7.387cm"><text:p/></draw:rect><draw:rect text:anchor-type="paragraph" draw:z-index="40" draw:style-name="gr3" draw:text-style-name="P3" svg:width="0.232cm" svg:height="0.556cm" svg:x="17.829cm" svg:y="7.387cm"><text:p/></draw:rect><draw:rect text:anchor-type="paragraph" draw:z-index="39" draw:style-name="gr3" draw:text-style-name="P3" svg:width="0.232cm" svg:height="0.556cm" svg:x="17.829cm" svg:y="7.387cm"><text:p/></draw:rect><draw:rect text:anchor-type="paragraph" draw:z-index="58" draw:style-name="gr4" draw:text-style-name="P4" svg:width="1.819cm" svg:height="2.565cm" svg:x="20.318cm" svg:y="4.822cm"><text:p><text:span text:style-name="T1">8</text:span></text:p></draw:rect><draw:rect text:anchor-type="paragraph" draw:z-index="57" draw:style-name="gr4" draw:text-style-name="P4" svg:width="1.821cm" svg:height="2.565cm" svg:x="18.498cm" svg:y="4.822cm"><text:p><text:span text:style-name="T1">8</text:span></text:p></draw:rect><draw:rect text:anchor-type="paragraph" draw:z-index="56" draw:style-name="gr4" draw:text-style-name="P4" svg:width="1.819cm" svg:height="2.565cm" svg:x="16.679cm" svg:y="4.822cm"><text:p><text:span text:style-name="T1">8</text:span></text:p></draw:rect><draw:rect text:anchor-type="paragraph" draw:z-index="55" draw:style-name="gr4" draw:text-style-name="P4" svg:width="1.819cm" svg:height="2.565cm" svg:x="14.861cm" svg:y="4.822cm"><text:p><text:span text:style-name="T1">8</text:span></text:p></draw:rect><draw:rect text:anchor-type="paragraph" draw:z-index="38" draw:style-name="gr3" draw:text-style-name="P3" svg:width="0.23cm" svg:height="0.556cm" svg:x="9.918cm" svg:y="7.932cm"><text:p/></draw:rect><draw:rect text:anchor-type="paragraph" draw:z-index="37" draw:style-name="gr3" draw:text-style-name="P3" svg:width="0.232cm" svg:height="0.556cm" svg:x="10.326cm" svg:y="7.932cm"><text:p/></draw:rect><draw:rect text:anchor-type="paragraph" draw:z-index="36" draw:style-name="gr3" draw:text-style-name="P3" svg:width="0.232cm" svg:height="0.556cm" svg:x="10.326cm" svg:y="7.932cm"><text:p/></draw:rect><draw:rect text:anchor-type="paragraph" draw:z-index="35" draw:style-name="gr3" draw:text-style-name="P3" svg:width="0.23cm" svg:height="0.556cm" svg:x="9.066cm" svg:y="7.932cm"><text:p/></draw:rect><draw:rect text:anchor-type="paragraph" draw:z-index="34" draw:style-name="gr3" draw:text-style-name="P3" svg:width="0.23cm" svg:height="0.556cm" svg:x="9.474cm" svg:y="7.932cm"><text:p/></draw:rect><draw:rect text:anchor-type="paragraph" draw:z-index="33" draw:style-name="gr3" draw:text-style-name="P3" svg:width="0.23cm" svg:height="0.556cm" svg:x="8.241cm" svg:y="7.932cm"><text:p/></draw:rect><draw:rect text:anchor-type="paragraph" draw:z-index="32" draw:style-name="gr3" draw:text-style-name="P3" svg:width="0.23cm" svg:height="0.556cm" svg:x="8.648cm" svg:y="7.932cm"><text:p/></draw:rect><draw:rect text:anchor-type="paragraph" draw:z-index="31" draw:style-name="gr3" draw:text-style-name="P3" svg:width="0.23cm" svg:height="0.556cm" svg:x="8.648cm" svg:y="7.932cm"><text:p/></draw:rect><draw:rect text:anchor-type="paragraph" draw:z-index="30" draw:style-name="gr3" draw:text-style-name="P3" svg:width="0.23cm" svg:height="0.556cm" svg:x="7.415cm" svg:y="7.932cm"><text:p/></draw:rect><draw:rect text:anchor-type="paragraph" draw:z-index="29" draw:style-name="gr3" draw:text-style-name="P3" svg:width="0.232cm" svg:height="0.556cm" svg:x="7.823cm" svg:y="7.932cm"><text:p/></draw:rect><draw:rect text:anchor-type="paragraph" draw:z-index="28" draw:style-name="gr3" draw:text-style-name="P3" svg:width="0.232cm" svg:height="0.556cm" svg:x="6.59cm" svg:y="7.932cm"><text:p/></draw:rect><draw:rect text:anchor-type="paragraph" draw:z-index="27" draw:style-name="gr3" draw:text-style-name="P3" svg:width="0.232cm" svg:height="0.556cm" svg:x="6.997cm" svg:y="7.932cm"><text:p/></draw:rect><draw:rect text:anchor-type="paragraph" draw:z-index="26" draw:style-name="gr3" draw:text-style-name="P3" svg:width="0.232cm" svg:height="0.556cm" svg:x="6.997cm" svg:y="7.932cm"><text:p/></draw:rect><draw:rect text:anchor-type="paragraph" draw:z-index="25" draw:style-name="gr3" draw:text-style-name="P3" svg:width="0.23cm" svg:height="0.556cm" svg:x="5.756cm" svg:y="7.932cm"><text:p/></draw:rect><draw:rect text:anchor-type="paragraph" draw:z-index="24" draw:style-name="gr3" draw:text-style-name="P3" svg:width="0.232cm" svg:height="0.556cm" svg:x="6.163cm" svg:y="7.932cm"><text:p/></draw:rect><draw:rect text:anchor-type="paragraph" draw:z-index="23" draw:style-name="gr3" draw:text-style-name="P3" svg:width="0.232cm" svg:height="0.556cm" svg:x="4.93cm" svg:y="7.932cm"><text:p/></draw:rect><draw:rect text:anchor-type="paragraph" draw:z-index="22" draw:style-name="gr3" draw:text-style-name="P3" svg:width="0.23cm" svg:height="0.556cm" svg:x="5.339cm" svg:y="7.932cm"><text:p/></draw:rect><draw:rect text:anchor-type="paragraph" draw:z-index="21" draw:style-name="gr3" draw:text-style-name="P3" svg:width="0.23cm" svg:height="0.556cm" svg:x="5.339cm" svg:y="7.932cm"><text:p/></draw:rect><draw:rect text:anchor-type="paragraph" draw:z-index="20" draw:style-name="gr3" draw:text-style-name="P3" svg:width="0.23cm" svg:height="0.556cm" svg:x="9.918cm" svg:y="4.404cm"><text:p/></draw:rect><draw:rect text:anchor-type="paragraph" draw:z-index="19" draw:style-name="gr3" draw:text-style-name="P3" svg:width="0.232cm" svg:height="0.556cm" svg:x="10.326cm" svg:y="4.404cm"><text:p/></draw:rect><draw:rect text:anchor-type="paragraph" draw:z-index="18" draw:style-name="gr3" draw:text-style-name="P3" svg:width="0.232cm" svg:height="0.556cm" svg:x="10.326cm" svg:y="4.404cm"><text:p/></draw:rect><draw:rect text:anchor-type="paragraph" draw:z-index="17" draw:style-name="gr3" draw:text-style-name="P3" svg:width="0.23cm" svg:height="0.556cm" svg:x="9.066cm" svg:y="4.404cm"><text:p/></draw:rect><draw:rect text:anchor-type="paragraph" draw:z-index="16" draw:style-name="gr3" draw:text-style-name="P3" svg:width="0.23cm" svg:height="0.556cm" svg:x="9.474cm" svg:y="4.404cm"><text:p/></draw:rect><draw:rect text:anchor-type="paragraph" draw:z-index="15" draw:style-name="gr3" draw:text-style-name="P3" svg:width="0.23cm" svg:height="0.556cm" svg:x="8.241cm" svg:y="4.404cm"><text:p/></draw:rect><draw:rect text:anchor-type="paragraph" draw:z-index="14" draw:style-name="gr3" draw:text-style-name="P3" svg:width="0.23cm" svg:height="0.556cm" svg:x="8.648cm" svg:y="4.404cm"><text:p/></draw:rect><draw:rect text:anchor-type="paragraph" draw:z-index="13" draw:style-name="gr3" draw:text-style-name="P3" svg:width="0.23cm" svg:height="0.556cm" svg:x="8.648cm" svg:y="4.404cm"><text:p/></draw:rect><draw:rect text:anchor-type="paragraph" draw:z-index="12" draw:style-name="gr3" draw:text-style-name="P3" svg:width="0.23cm" svg:height="0.556cm" svg:x="7.415cm" svg:y="4.404cm"><text:p/></draw:rect><draw:rect text:anchor-type="paragraph" draw:z-index="11" draw:style-name="gr3" draw:text-style-name="P3" svg:width="0.232cm" svg:height="0.556cm" svg:x="7.823cm" svg:y="4.404cm"><text:p/></draw:rect><draw:rect text:anchor-type="paragraph" draw:z-index="10" draw:style-name="gr3" draw:text-style-name="P3" svg:width="0.232cm" svg:height="0.556cm" svg:x="6.59cm" svg:y="4.404cm"><text:p/></draw:rect><draw:rect text:anchor-type="paragraph" draw:z-index="9" draw:style-name="gr3" draw:text-style-name="P3" svg:width="0.232cm" svg:height="0.556cm" svg:x="6.997cm" svg:y="4.404cm"><text:p/></draw:rect><draw:rect text:anchor-type="paragraph" draw:z-index="8" draw:style-name="gr3" draw:text-style-name="P3" svg:width="0.232cm" svg:height="0.556cm" svg:x="6.997cm" svg:y="4.404cm"><text:p/></draw:rect><draw:rect text:anchor-type="paragraph" draw:z-index="7" draw:style-name="gr3" draw:text-style-name="P3" svg:width="0.23cm" svg:height="0.556cm" svg:x="5.756cm" svg:y="4.404cm"><text:p/></draw:rect><draw:rect text:anchor-type="paragraph" draw:z-index="6" draw:style-name="gr3" draw:text-style-name="P3" svg:width="0.232cm" svg:height="0.556cm" svg:x="6.163cm" svg:y="4.404cm"><text:p/></draw:rect><draw:rect text:anchor-type="paragraph" draw:z-index="5" draw:style-name="gr3" draw:text-style-name="P3" svg:width="0.232cm" svg:height="0.556cm" svg:x="4.93cm" svg:y="4.404cm"><text:p/></draw:rect><draw:rect text:anchor-type="paragraph" draw:z-index="4" draw:style-name="gr3" draw:text-style-name="P3" svg:width="0.23cm" svg:height="0.556cm" svg:x="5.339cm" svg:y="4.404cm"><text:p/></draw:rect><draw:rect text:anchor-type="paragraph" draw:z-index="3" draw:style-name="gr3" draw:text-style-name="P3" svg:width="0.23cm" svg:height="0.556cm" svg:x="5.339cm" svg:y="4.404cm"><text:p/></draw:rect><draw:rect text:anchor-type="paragraph" draw:z-index="2" draw:style-name="gr1" draw:text-style-name="P3" svg:width="0.387cm" svg:height="0.685cm" svg:x="10.4cm" svg:y="6.078cm"><text:p/></draw:rect><draw:rect text:anchor-type="paragraph" draw:z-index="1" draw:style-name="gr2" draw:text-style-name="P3" svg:width="6.007cm" svg:height="2.973cm" svg:x="4.78cm" svg:y="4.96cm"><text:p text:style-name="P3">LPC1114/FN28</text:p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109" draw:style-name="gr5"><draw:circle draw:style-name="gr12" draw:text-style-name="P3" svg:width="0.292cm" svg:height="0.292cm" svg:x="8.179cm" svg:y="0.784cm"><text:p/></draw:circle><draw:circle draw:style-name="gr12" draw:text-style-name="P3" svg:width="0.292cm" svg:height="0.292cm" svg:x="8.179cm" svg:y="1.493cm"><text:p/></draw:circle><draw:rect draw:style-name="gr12" draw:text-style-name="P3" svg:width="0.124cm" svg:height="0.994cm" svg:x="7.893cm" svg:y="0.787cm"><text:p/></draw:rect><draw:rect draw:style-name="gr12" draw:text-style-name="P3" svg:width="0.135cm" svg:height="0.63cm" svg:x="7.759cm" svg:y="0.974cm"><text:p/></draw:rect><draw:line draw:style-name="gr12" draw:text-style-name="P3" svg:x1="8.317cm" svg:y1="1.785cm" svg:x2="8.317cm" svg:y2="2.441cm"><text:p/></draw:line><draw:line draw:style-name="gr12" draw:text-style-name="P3" svg:x1="8.317cm" svg:y1="0.784cm" svg:x2="8.317cm" svg:y2="0.212cm"><text:p/></draw:line></draw:g><draw:line text:anchor-type="paragraph" draw:z-index="110" draw:style-name="gr1" draw:text-style-name="P3" svg:x1="8.765cm" svg:y1="2.606cm" svg:x2="8.765cm" svg:y2="0.212cm"><text:p/></draw:line><draw:line text:anchor-type="paragraph" draw:z-index="113" draw:style-name="gr1" draw:text-style-name="P3" svg:x1="7.435cm" svg:y1="0.212cm" svg:x2="7.435cm" svg:y2="0.533cm"><text:p/></draw:line><draw:line text:anchor-type="paragraph" draw:z-index="114" draw:style-name="gr1" draw:text-style-name="P3" svg:x1="7.863cm" svg:y1="0.212cm" svg:x2="7.863cm" svg:y2="0.665cm"><text:p/></draw:line></text:p>
      <text:p text:style-name="P1"><draw:line text:anchor-type="paragraph" draw:z-index="115" draw:style-name="gr1" draw:text-style-name="P3" svg:x1="7.567cm" svg:y1="0.178cm" svg:x2="7.863cm" svg:y2="0.178cm"><text:p/></draw:line><draw:line text:anchor-type="paragraph" draw:z-index="116" draw:style-name="gr1" draw:text-style-name="P3" svg:x1="7.567cm" svg:y1="0.178cm" svg:x2="7.569cm" svg:y2="4.279cm"><text:p/></draw:line><draw:line text:anchor-type="paragraph" draw:z-index="119" draw:style-name="gr1" draw:text-style-name="P3" svg:x1="7.434cm" svg:y1="0.046cm" svg:x2="6.623cm" svg:y2="0.039cm"><text:p/></draw:line><draw:line text:anchor-type="paragraph" draw:z-index="120" draw:style-name="gr1" draw:text-style-name="P3" svg:x1="6.623cm" svg:y1="0.575cm" svg:x2="6.623cm" svg:y2="0.046cm"><text:p/></draw:line></text:p>
      <text:p text:style-name="P1"/>
      <text:p text:style-name="P1"><draw:line text:anchor-type="paragraph" draw:z-index="127" draw:style-name="gr16" draw:text-style-name="P3" svg:x1="5.106cm" svg:y1="1.113cm" svg:x2="7.71cm" svg:y2="0.316cm"><text:p/></draw:line></text:p>
      <text:p text:style-name="P1"><draw:circle text:anchor-type="paragraph" draw:z-index="117" draw:style-name="gr1" draw:text-style-name="P3" svg:width="0.128cm" svg:height="0.128cm" svg:x="7.495cm" svg:y="0.434cm"><text:p/></draw:circle></text:p>
      <text:p text:style-name="P1"><draw:g text:anchor-type="paragraph" draw:z-index="108" draw:style-name="gr5"><draw:circle draw:style-name="gr12" draw:text-style-name="P3" svg:width="0.292cm" svg:height="0.292cm" svg:x="8.624cm" svg:y="0.678cm"><text:p/></draw:circle><draw:circle draw:style-name="gr12" draw:text-style-name="P3" svg:width="0.292cm" svg:height="0.292cm" svg:x="8.624cm" svg:y="1.387cm"><text:p/></draw:circle><draw:rect draw:style-name="gr12" draw:text-style-name="P3" svg:width="0.124cm" svg:height="0.994cm" svg:x="8.338cm" svg:y="0.681cm"><text:p/></draw:rect><draw:rect draw:style-name="gr12" draw:text-style-name="P3" svg:width="0.135cm" svg:height="0.63cm" svg:x="8.204cm" svg:y="0.868cm"><text:p/></draw:rect><draw:line draw:style-name="gr12" draw:text-style-name="P3" svg:x1="8.763cm" svg:y1="1.678cm" svg:x2="8.763cm" svg:y2="2.334cm"><text:p/></draw:line><draw:line draw:style-name="gr12" draw:text-style-name="P3" svg:x1="8.763cm" svg:y1="0.677cm" svg:x2="8.763cm" svg:y2="0.105cm"><text:p/></draw:line></draw:g><draw:line text:anchor-type="paragraph" draw:z-index="112" draw:style-name="gr1" draw:text-style-name="P3" svg:x1="8.318cm" svg:y1="0.006cm" svg:x2="7.567cm" svg:y2="0.006cm"><text:p/></draw:line></text:p>
      <text:p text:style-name="P1"/>
      <text:p text:style-name="P1"><draw:line text:anchor-type="paragraph" draw:z-index="128" draw:style-name="gr16" draw:text-style-name="P3" svg:x1="5.398cm" svg:y1="0.263cm" svg:x2="7.979cm" svg:y2="0.175cm"><text:p/></draw:line></text:p>
      <text:p text:style-name="P1"/>
      <text:p text:style-name="P1"><draw:line text:anchor-type="paragraph" draw:z-index="111" draw:style-name="gr1" draw:text-style-name="P3" svg:x1="8.761cm" svg:y1="0.387cm" svg:x2="2.824cm" svg:y2="0.385cm"><text:p/></draw:line><draw:circle text:anchor-type="paragraph" draw:z-index="118" draw:style-name="gr1" draw:text-style-name="P3" svg:width="0.128cm" svg:height="0.128cm" svg:x="7.495cm" svg:y="0.323cm"><text:p/></draw:circle></text:p>
      <text:p text:style-name="P1"/>
      <text:p text:style-name="P1"/>
      <text:p text:style-name="P1"/>
      <text:p text:style-name="P1"/>
      <text:p text:style-name="P2">LED display: <text:a xlink:type="simple" xlink:href="http://www.rapidonline.com/electronic-components/14-2mm-quad-red-display-cathode-100mcd-57-0193">http://www.rapidonline.com/electronic-components/14-2mm-quad-red-display-cathode-100mcd-57-0193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2:39:30.017564443</meta:creation-date>
    <dc:date>2013-11-30T14:28:18.738578539</dc:date>
    <meta:editing-duration>PT36M47S</meta:editing-duration>
    <meta:editing-cycles>5</meta:editing-cycles>
    <meta:generator>LibreOffice/4.1.3.2$Linux_X86_64 LibreOffice_project/410$Build-2</meta:generator>
    <meta:document-statistic meta:table-count="0" meta:image-count="0" meta:object-count="0" meta:page-count="1" meta:paragraph-count="1" meta:word-count="3" meta:character-count="108" meta:non-whitespace-character-count="106"/>
  </office:meta>
</office:document-meta>
</file>